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Franklin Gothic Medium" svg:font-family="'Franklin Gothic Medium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41ba8" officeooo:paragraph-rsid="00161da5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paragraph-rsid="00141ba8" style:font-style-asian="italic" style:font-weight-asian="bold"/>
    </style:style>
    <style:style style:name="P3" style:family="paragraph" style:parent-style-name="Standard">
      <style:text-properties fo:font-style="italic" fo:font-weight="bold" officeooo:paragraph-rsid="00141ba8" style:font-style-asian="italic" style:font-weight-asian="bold"/>
    </style:style>
    <style:style style:name="P4" style:family="paragraph" style:parent-style-name="Standard">
      <style:text-properties officeooo:paragraph-rsid="00141ba8"/>
    </style:style>
    <style:style style:name="P5" style:family="paragraph" style:parent-style-name="Standard">
      <style:paragraph-properties fo:text-align="center" style:justify-single-word="false"/>
      <style:text-properties officeooo:paragraph-rsid="00161da5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paragraph-rsid="00141ba8" style:font-weight-asian="bold" style:font-weight-complex="bold"/>
    </style:style>
    <style:style style:name="P8" style:family="paragraph" style:parent-style-name="Standard">
      <style:paragraph-properties>
        <style:tab-stops>
          <style:tab-stop style:position="4.524cm"/>
        </style:tab-stops>
      </style:paragraph-properties>
      <style:text-properties officeooo:paragraph-rsid="00161da5"/>
    </style:style>
    <style:style style:name="P9" style:family="paragraph" style:parent-style-name="Standard">
      <style:paragraph-properties>
        <style:tab-stops>
          <style:tab-stop style:position="4.524cm"/>
        </style:tab-stops>
      </style:paragraph-properties>
      <style:text-properties officeooo:paragraph-rsid="00193ef6"/>
    </style:style>
    <style:style style:name="P10" style:family="paragraph" style:parent-style-name="Standard">
      <style:text-properties fo:font-size="12pt" fo:font-style="italic" officeooo:paragraph-rsid="00161da5" style:font-size-asian="12pt" style:font-style-asian="italic" style:font-size-complex="12pt"/>
    </style:style>
    <style:style style:name="P11" style:family="paragraph" style:parent-style-name="Standard">
      <style:text-properties fo:font-size="12pt" fo:font-style="italic" officeooo:paragraph-rsid="00193ef6" style:font-size-asian="12pt" style:font-style-asian="italic" style:font-size-complex="12pt"/>
    </style:style>
    <style:style style:name="P12" style:family="paragraph" style:parent-style-name="Standard">
      <style:text-properties fo:font-size="12pt" fo:font-style="italic" fo:font-weight="bold" officeooo:paragraph-rsid="00161da5" style:font-size-asian="12pt" style:font-style-asian="italic" style:font-weight-asian="bold" style:font-size-complex="12pt"/>
    </style:style>
    <style:style style:name="P13" style:family="paragraph" style:parent-style-name="Standard">
      <style:paragraph-properties>
        <style:tab-stops>
          <style:tab-stop style:position="2.505cm"/>
        </style:tab-stops>
      </style:paragraph-properties>
      <style:text-properties fo:font-size="12pt" officeooo:paragraph-rsid="00161da5" style:font-size-asian="12pt" style:font-size-complex="12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4.524cm"/>
        </style:tab-stops>
      </style:paragraph-properties>
      <style:text-properties fo:font-size="12pt" officeooo:paragraph-rsid="00161da5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524cm"/>
        </style:tab-stops>
      </style:paragraph-properties>
      <style:text-properties fo:font-size="12pt" officeooo:paragraph-rsid="00193ef6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4.524cm"/>
        </style:tab-stops>
      </style:paragraph-properties>
      <style:text-properties fo:font-size="12pt" officeooo:paragraph-rsid="00161da5" style:font-size-asian="12pt" style:font-size-complex="12pt"/>
    </style:style>
    <style:style style:name="P17" style:family="paragraph" style:parent-style-name="Standard">
      <style:paragraph-properties>
        <style:tab-stops>
          <style:tab-stop style:position="4.524cm"/>
        </style:tab-stops>
      </style:paragraph-properties>
      <style:text-properties fo:font-size="12pt" officeooo:paragraph-rsid="00193ef6" style:font-size-asian="12pt" style:font-size-complex="12pt"/>
    </style:style>
    <style:style style:name="P18" style:family="paragraph" style:parent-style-name="Standard">
      <style:text-properties fo:font-size="12pt" officeooo:paragraph-rsid="00161da5" style:font-size-asian="12pt" style:font-size-complex="12pt"/>
    </style:style>
    <style:style style:name="P19" style:family="paragraph" style:parent-style-name="Standard">
      <style:text-properties fo:font-size="12pt" officeooo:paragraph-rsid="00193ef6" style:font-size-asian="12pt" style:font-size-complex="12pt"/>
    </style:style>
    <style:style style:name="P20" style:family="paragraph" style:parent-style-name="Standard">
      <style:text-properties style:font-name="Franklin Gothic Medium" fo:font-size="14pt" officeooo:paragraph-rsid="00161da5" style:font-size-asian="14pt" style:font-size-complex="14pt"/>
    </style:style>
    <style:style style:name="P21" style:family="paragraph" style:parent-style-name="Standard">
      <style:paragraph-properties>
        <style:tab-stops>
          <style:tab-stop style:position="2.505cm"/>
        </style:tab-stops>
      </style:paragraph-properties>
      <style:text-properties officeooo:paragraph-rsid="00161da5"/>
    </style:style>
    <style:style style:name="P22" style:family="paragraph" style:parent-style-name="Standard">
      <style:text-properties officeooo:paragraph-rsid="00161da5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officeooo:paragraph-rsid="00161da5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4.524cm"/>
        </style:tab-stops>
      </style:paragraph-properties>
      <style:text-properties fo:font-size="12pt" officeooo:paragraph-rsid="00193ef6" style:font-size-asian="12pt" style:font-size-complex="12pt"/>
    </style:style>
    <style:style style:name="P25" style:family="paragraph" style:parent-style-name="List_20_Paragraph" style:list-style-name="WWNum1">
      <style:text-properties officeooo:paragraph-rsid="00141ba8"/>
    </style:style>
    <style:style style:name="P26" style:family="paragraph" style:parent-style-name="List_20_Paragraph" style:list-style-name="WWNum1">
      <style:text-properties officeooo:paragraph-rsid="00161da5"/>
    </style:style>
    <style:style style:name="P27" style:family="paragraph" style:parent-style-name="List_20_Paragraph" style:list-style-name="WWNum3">
      <style:text-properties officeooo:paragraph-rsid="00141ba8"/>
    </style:style>
    <style:style style:name="P28" style:family="paragraph" style:parent-style-name="List_20_Paragraph" style:list-style-name="WWNum6">
      <style:text-properties officeooo:paragraph-rsid="00141ba8"/>
    </style:style>
    <style:style style:name="P29" style:family="paragraph" style:parent-style-name="List_20_Paragraph" style:list-style-name="WWNum7">
      <style:text-properties officeooo:paragraph-rsid="00141ba8"/>
    </style:style>
    <style:style style:name="P30" style:family="paragraph" style:parent-style-name="List_20_Paragraph" style:list-style-name="WWNum9">
      <style:text-properties officeooo:paragraph-rsid="00141ba8"/>
    </style:style>
    <style:style style:name="P31" style:family="paragraph" style:parent-style-name="List_20_Paragraph" style:list-style-name="WWNum10">
      <style:text-properties officeooo:paragraph-rsid="00141ba8"/>
    </style:style>
    <style:style style:name="P32" style:family="paragraph" style:parent-style-name="List_20_Paragraph" style:list-style-name="WWNum10">
      <style:text-properties officeooo:paragraph-rsid="0014bd7c"/>
    </style:style>
    <style:style style:name="P33" style:family="paragraph" style:parent-style-name="List_20_Paragraph" style:list-style-name="WWNum11">
      <style:text-properties officeooo:paragraph-rsid="00141ba8"/>
    </style:style>
    <style:style style:name="P34" style:family="paragraph" style:parent-style-name="List_20_Paragraph" style:list-style-name="WWNum11">
      <style:text-properties officeooo:paragraph-rsid="0014bd7c"/>
    </style:style>
    <style:style style:name="P35" style:family="paragraph" style:parent-style-name="List_20_Paragraph" style:list-style-name="WWNum12">
      <style:text-properties officeooo:paragraph-rsid="00141ba8"/>
    </style:style>
    <style:style style:name="P36" style:family="paragraph" style:parent-style-name="List_20_Paragraph" style:list-style-name="WWNum12">
      <style:text-properties officeooo:paragraph-rsid="0014bd7c"/>
    </style:style>
    <style:style style:name="P37" style:family="paragraph" style:parent-style-name="List_20_Paragraph" style:list-style-name="WWNum14">
      <style:text-properties officeooo:paragraph-rsid="00141ba8"/>
    </style:style>
    <style:style style:name="P38" style:family="paragraph" style:parent-style-name="List_20_Paragraph" style:list-style-name="WWNum14">
      <style:text-properties officeooo:paragraph-rsid="0014bd7c"/>
    </style:style>
    <style:style style:name="P39" style:family="paragraph" style:parent-style-name="List_20_Paragraph" style:list-style-name="WWNum15">
      <style:text-properties officeooo:paragraph-rsid="00141ba8"/>
    </style:style>
    <style:style style:name="P40" style:family="paragraph" style:parent-style-name="List_20_Paragraph" style:list-style-name="WWNum15">
      <style:text-properties officeooo:paragraph-rsid="0014bd7c"/>
    </style:style>
    <style:style style:name="P41" style:family="paragraph" style:parent-style-name="List_20_Paragraph" style:list-style-name="WWNum16">
      <style:text-properties officeooo:paragraph-rsid="00141ba8"/>
    </style:style>
    <style:style style:name="P42" style:family="paragraph" style:parent-style-name="List_20_Paragraph" style:list-style-name="WWNum16">
      <style:text-properties officeooo:paragraph-rsid="0014bd7c"/>
    </style:style>
    <style:style style:name="P43" style:family="paragraph" style:parent-style-name="List_20_Paragraph" style:list-style-name="WWNum22">
      <style:text-properties officeooo:paragraph-rsid="00141ba8"/>
    </style:style>
    <style:style style:name="P44" style:family="paragraph" style:parent-style-name="List_20_Paragraph" style:list-style-name="WWNum1">
      <style:text-properties officeooo:rsid="00141ba8" officeooo:paragraph-rsid="00141ba8"/>
    </style:style>
    <style:style style:name="P45" style:family="paragraph" style:parent-style-name="List_20_Paragraph">
      <style:text-properties officeooo:paragraph-rsid="00141ba8"/>
    </style:style>
    <style:style style:name="P46" style:family="paragraph" style:parent-style-name="List_20_Paragraph" style:list-style-name="WWNum2">
      <style:text-properties officeooo:paragraph-rsid="00161da5"/>
    </style:style>
    <style:style style:name="P47" style:family="paragraph" style:parent-style-name="List_20_Paragraph">
      <style:paragraph-properties fo:margin-left="3.784cm" fo:margin-right="0cm" fo:text-indent="0cm" style:auto-text-indent="false"/>
      <style:text-properties fo:font-size="16pt" officeooo:rsid="00141ba8" officeooo:paragraph-rsid="00141ba8" style:font-size-asian="14pt" style:font-size-complex="16pt"/>
    </style:style>
    <style:style style:name="P48" style:family="paragraph" style:parent-style-name="List_20_Paragraph">
      <style:paragraph-properties fo:margin-left="3.757cm" fo:margin-right="0cm" fo:text-indent="0cm" style:auto-text-indent="false"/>
      <style:text-properties fo:font-style="italic" fo:font-weight="bold" officeooo:paragraph-rsid="00141ba8" style:font-style-asian="italic" style:font-weight-asian="bold"/>
    </style:style>
    <style:style style:name="P49" style:family="paragraph" style:parent-style-name="List_20_Paragraph">
      <style:paragraph-properties fo:margin-left="3.757cm" fo:margin-right="0cm" fo:text-indent="0cm" style:auto-text-indent="false"/>
      <style:text-properties officeooo:paragraph-rsid="00141ba8"/>
    </style:style>
    <style:style style:name="P50" style:family="paragraph" style:parent-style-name="List_20_Paragraph">
      <style:paragraph-properties fo:margin-left="0cm" fo:margin-right="0cm" fo:text-indent="0cm" style:auto-text-indent="false"/>
      <style:text-properties officeooo:paragraph-rsid="00161da5"/>
    </style:style>
    <style:style style:name="P51" style:family="paragraph" style:parent-style-name="List_20_Paragraph">
      <style:paragraph-properties fo:margin-left="2.514cm" fo:margin-right="0cm" fo:text-indent="0cm" style:auto-text-indent="false"/>
      <style:text-properties fo:font-size="12pt" fo:font-style="italic" officeooo:paragraph-rsid="00161da5" style:font-size-asian="12pt" style:font-style-asian="italic" style:font-size-complex="12pt"/>
    </style:style>
    <style:style style:name="P52" style:family="paragraph" style:parent-style-name="List_20_Paragraph">
      <style:paragraph-properties fo:margin-left="2.514cm" fo:margin-right="0cm" fo:text-indent="0cm" style:auto-text-indent="false"/>
      <style:text-properties officeooo:paragraph-rsid="00161da5"/>
    </style:style>
    <style:style style:name="P53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41ba8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fo:font-weight="bold" officeooo:rsid="00141ba8" style:font-style-asian="italic" style:font-weight-asian="bold"/>
    </style:style>
    <style:style style:name="T4" style:family="text">
      <style:text-properties fo:font-style="italic" fo:font-weight="bold" officeooo:rsid="0014bd7c" style:font-style-asian="italic" style:font-weight-asian="bold"/>
    </style:style>
    <style:style style:name="T5" style:family="text">
      <style:text-properties fo:font-size="16pt" officeooo:rsid="00141ba8" style:font-size-asian="14pt" style:font-size-complex="16pt"/>
    </style:style>
    <style:style style:name="T6" style:family="text">
      <style:text-properties officeooo:rsid="0014bd7c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style="italic" fo:font-weight="bold" style:font-size-asian="22pt" style:font-style-asian="italic" style:font-weight-asian="bold" style:font-size-complex="22pt"/>
    </style:style>
    <style:style style:name="T9" style:family="text">
      <style:text-properties fo:font-size="12pt" fo:font-style="italic" style:font-size-asian="12pt" style:font-style-asian="italic" style:font-size-complex="12pt"/>
    </style:style>
    <style:style style:name="T10" style:family="text">
      <style:text-properties fo:font-size="12pt" fo:font-style="italic" officeooo:rsid="0018238c" style:font-size-asian="12pt" style:font-style-asian="italic" style:font-size-complex="12pt"/>
    </style:style>
    <style:style style:name="T11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2" style:family="text">
      <style:text-properties fo:font-size="12pt" fo:font-style="italic" fo:font-weight="bold" style:font-size-asian="12pt" style:font-style-asian="italic" style:font-weight-asian="bold" style:font-size-complex="12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PROGETTO D’ESAME: ENOTECA-ON-LINE</text:span></text:p>
      <text:p text:style-name="P4"/>
      <text:p text:style-name="P6">1.Descrizione del problema</text:p>
      <text:p text:style-name="P4"/>
      <text:p text:style-name="P4">Applicazione che consente all'utente di ricercare <text:span text:style-name="T1">vini </text:span>e permette <text:s/>di ordinar<text:span text:style-name="T1">li.</text:span> <text:s/>L'applicazione si propone inoltre di portare beneficio <text:span text:style-name="T1">agli acquirenti fornendo descrizioni dettagliate del prodotto e commenti espressi da altri utenti.</text:span></text:p>
      <text:p text:style-name="P4"/>
      <text:p text:style-name="P7">2.Opportunità di business e posizionamento del prodotto.</text:p>
      <text:p text:style-name="P4"/>
      <text:p text:style-name="P4">L'applicazione contribuisce ad incrementare quella fetta di mercato ormai sempre più crescente </text:p>
      <text:p text:style-name="P4">riguardante l'acquisto di bevande a domicilio tramite la rete, con la premessa, rispetto ai concorrenti, di offrire un servizio specializzato su<text:span text:style-name="T1">i vini.</text:span></text:p>
      <text:p text:style-name="P4"/>
      <text:p text:style-name="P7">3.Utenti del sistema</text:p>
      <text:p text:style-name="P7"/>
      <text:list xml:id="list2102676294" text:style-name="WWNum1">
        <text:list-item>
          <text:p text:style-name="P25">UTENTE NON REGISTRATO</text:p>
        </text:list-item>
        <text:list-item>
          <text:p text:style-name="P25">UTENTE SEMPLICE</text:p>
        </text:list-item>
        <text:list-item>
          <text:p text:style-name="P44">IMPRENDITORE</text:p>
        </text:list-item>
        <text:list-item>
          <text:p text:style-name="P25">AMMINISTRATORE</text:p>
        </text:list-item>
      </text:list>
      <text:p text:style-name="P4"/>
      <text:p text:style-name="P7">4.Elenco delle funzionalità</text:p>
      <text:p text:style-name="P7"/>
      <text:p text:style-name="P4"><text:tab/><text:span text:style-name="T2">Registrazione <text:s/>(Peso=3)</text:span></text:p>
      <text:list xml:id="list3639475851" text:style-name="WWNum3">
        <text:list-item>
          <text:p text:style-name="P27">Ruolo = <text:s/>In qualità di utente non registrato</text:p>
        </text:list-item>
        <text:list-item>
          <text:p text:style-name="P27">Obiettivo= Voglio registrarmi al sito e creare un account (utente semplice o <text:tab/><text:tab/> <text:s text:c="5"/><text:span text:style-name="T1">imprenditore</text:span>)</text:p>
        </text:list-item>
        <text:list-item>
          <text:p text:style-name="P27">Beneficio= Usufruire dei servizi offerti dall'applicazione</text:p>
        </text:list-item>
      </text:list>
      <text:p text:style-name="P4"><text:tab/><text:span text:style-name="T2">Login (Peso=1)</text:span></text:p>
      <text:list xml:id="list1742679188" text:style-name="WWNum6">
        <text:list-item>
          <text:p text:style-name="P28">Ruolo= In qualità di utente semplice, <text:span text:style-name="T1">imprenditore </text:span>o amministratore </text:p>
        </text:list-item>
        <text:list-item>
          <text:p text:style-name="P28">Obiettivo= Voglio effettuare un accesso con il mio account </text:p>
        </text:list-item>
        <text:list-item>
          <text:p text:style-name="P28">Beneficio= Creare una sessione con il sito</text:p>
        </text:list-item>
      </text:list>
      <text:p text:style-name="P4"><text:span text:style-name="T2"><text:tab/>Logout (Peso=1)</text:span></text:p>
      <text:list xml:id="list788706466" text:style-name="WWNum7">
        <text:list-item>
          <text:p text:style-name="P29">Ruolo= In qualità di utente semplice, <text:s/><text:span text:style-name="T1">imprenditore</text:span> o amministratore</text:p>
        </text:list-item>
        <text:list-item>
          <text:p text:style-name="P29">Obiettivo= Voglio terminare la sessione con il sito</text:p>
        </text:list-item>
        <text:list-item>
          <text:p text:style-name="P29">Beneficio= Terminare la sessione</text:p>
        </text:list-item>
      </text:list>
      <text:p text:style-name="P4"><text:span text:style-name="T2"><text:tab/></text:span></text:p>
      <text:p text:style-name="P3"/>
      <text:p text:style-name="P3"/>
      <text:p text:style-name="P4"><text:span text:style-name="T2"><text:tab/>Ricerca </text:span><text:span text:style-name="T3">vini</text:span><text:span text:style-name="T2"> (Peso=3/4)</text:span></text:p>
      <text:list xml:id="list305720195" text:style-name="WWNum9">
        <text:list-item>
          <text:p text:style-name="P30">Ruolo= In qualità di utente semplice, <text:span text:style-name="T1">imprenditore</text:span> o amministratore</text:p>
        </text:list-item>
        <text:list-item>
          <text:p text:style-name="P30">Obiettivo= Voglio ricercare <text:span text:style-name="T1">un vino da acquistare </text:span></text:p>
        </text:list-item>
        <text:list-item>
          <text:p text:style-name="P30">Beneficio= In modo da scegliere il <text:span text:style-name="T1">vino più</text:span> opportuno</text:p>
        </text:list-item>
      </text:list>
      <text:p text:style-name="P4"><text:span text:style-name="T2"/></text:p>
      <text:p text:style-name="P4"><text:span text:style-name="T2"><text:tab/>Visualizzazione dei commenti (Peso=1)</text:span></text:p>
      <text:list xml:id="list2446742932" text:style-name="WWNum10">
        <text:list-item>
          <text:p text:style-name="P32">Ruolo= In qualità di utente semplice, <text:span text:style-name="T1">imprenditore</text:span> o amministratore</text:p>
        </text:list-item>
        <text:list-item>
          <text:p text:style-name="P31">Obiettivo= Visualizzare i commenti relativi ai vari <text:span text:style-name="T6">vini</text:span></text:p>
        </text:list-item>
        <text:list-item>
          <text:p text:style-name="P31">Beneficio= Farsi un idea preventiva del <text:span text:style-name="T6">vino</text:span> da scegliere</text:p>
        </text:list-item>
      </text:list>
      <text:p text:style-name="P4"><text:soft-page-break/><text:span text:style-name="T2"><text:tab/>Scrittura dei commenti (Peso=2)</text:span></text:p>
      <text:list xml:id="list647711096" text:style-name="WWNum11">
        <text:list-item>
          <text:p text:style-name="P34">Ruolo= In qualità di utente semplice, <text:s/><text:span text:style-name="T1">imprenditore</text:span> o amministratore</text:p>
        </text:list-item>
        <text:list-item>
          <text:p text:style-name="P33">Obiettivo= Scrivere commenti relativi ai vari <text:span text:style-name="T6">vini</text:span></text:p>
        </text:list-item>
        <text:list-item>
          <text:p text:style-name="P33">Beneficio= Contribuire all'efficienza del sito fornendo dei giudizi</text:p>
        </text:list-item>
      </text:list>
      <text:p text:style-name="P4"><text:span text:style-name="T2"><text:tab/>Effettuare l'ordine (Peso=4)</text:span></text:p>
      <text:list xml:id="list193014024" text:style-name="WWNum12">
        <text:list-item>
          <text:p text:style-name="P36">Ruolo= In qualità di utente semplice, <text:s/><text:span text:style-name="T1">imprenditore</text:span> o amministratore</text:p>
        </text:list-item>
        <text:list-item>
          <text:p text:style-name="P35">Obiettivo= Effettuare l'ordine di <text:span text:style-name="T6">vini</text:span> a domicilio</text:p>
        </text:list-item>
        <text:list-item>
          <text:p text:style-name="P35">Beneficio= Consumare <text:span text:style-name="T6">vino</text:span> comodamente a casa</text:p>
        </text:list-item>
      </text:list>
      <text:p text:style-name="P4"><text:span text:style-name="T2"><text:tab/>Aggiungere </text:span><text:span text:style-name="T4">vino</text:span><text:span text:style-name="T2"> al catalogo (Peso=2)</text:span></text:p>
      <text:list xml:id="list1111995281" text:style-name="WWNum14">
        <text:list-item>
          <text:p text:style-name="P38">Ruolo= In qualità di <text:s/><text:span text:style-name="T1">imprenditore</text:span></text:p>
        </text:list-item>
        <text:list-item>
          <text:p text:style-name="P37">Obiettivo= Aggiungere prodotti al catalogo </text:p>
        </text:list-item>
        <text:list-item>
          <text:p text:style-name="P37">Beneficio= Ampliare la possibilità di scelta agli utenti</text:p>
        </text:list-item>
      </text:list>
      <text:p text:style-name="P4"><text:span text:style-name="T2"><text:tab/>Modificare </text:span><text:span text:style-name="T4">vino</text:span><text:span text:style-name="T2"> del catalogo (Peso=2)</text:span></text:p>
      <text:list xml:id="list669892932" text:style-name="WWNum15">
        <text:list-item>
          <text:p text:style-name="P40">Ruolo= In qualità di <text:s/><text:span text:style-name="T1">imprenditore</text:span></text:p>
        </text:list-item>
        <text:list-item>
          <text:p text:style-name="P39">Obiettivo= Modificare nome o prezzo di un <text:span text:style-name="T6">vino</text:span> del catalogo</text:p>
        </text:list-item>
        <text:list-item>
          <text:p text:style-name="P39">Beneficio= Aggiornare il menu </text:p>
        </text:list-item>
      </text:list>
      <text:p text:style-name="P4"><text:span text:style-name="T2"><text:tab/>Rimuovere </text:span><text:span text:style-name="T4">vino</text:span><text:span text:style-name="T2"> dal catalogo (Peso=2)</text:span></text:p>
      <text:list xml:id="list807083094" text:style-name="WWNum16">
        <text:list-item>
          <text:p text:style-name="P42">Ruolo= In qualità di <text:span text:style-name="T1">imprenditore</text:span></text:p>
        </text:list-item>
        <text:list-item>
          <text:p text:style-name="P41">Obiettivo= Rimuovere <text:span text:style-name="T6">vini</text:span> dal proprio menu</text:p>
        </text:list-item>
        <text:list-item>
          <text:p text:style-name="P41">Beneficio= Aggiornare il menu</text:p>
        </text:list-item>
      </text:list>
      <text:p text:style-name="P4"><text:span text:style-name="T2"><text:tab/>Rimozione commenti (Peso=1/2)</text:span></text:p>
      <text:list xml:id="list1832778557" text:style-name="WWNum22">
        <text:list-item>
          <text:p text:style-name="P43">Ruolo= In qualità di amministratore</text:p>
        </text:list-item>
        <text:list-item>
          <text:p text:style-name="P43">Obiettivo= Eliminare commenti relativi a vini</text:p>
        </text:list-item>
        <text:list-item>
          <text:p text:style-name="P43">Beneficio= Rimuovere commenti inappropriati</text:p>
        </text:list-item>
      </text:list>
      <text:p text:style-name="P45"/>
      <text:p text:style-name="P23"/>
      <text:p text:style-name="P5"><text:span text:style-name="T7">PRIMA ITERAZIONE: ordine</text:span></text:p>
      <text:p text:style-name="P22"><text:span text:style-name="T8">1) Scenario</text:span></text:p>
      <text:p text:style-name="P22"><text:span text:style-name="T9">PRECONDIZIONE:<text:tab/>L'utente dev'essere loggato</text:span></text:p>
      <text:p text:style-name="P22"><text:span text:style-name="T9">SCENARIO PRINCIPALE:</text:span></text:p>
      <text:list xml:id="list173125535477189" text:continue-list="list2102676294" text:style-name="WWNum1">
        <text:list-item>
          <text:p text:style-name="P26"><text:span text:style-name="T9">L'utente inserisce i parametri per avviare la ricerca di vini.</text:span></text:p>
        </text:list-item>
      </text:list>
      <text:p text:style-name="P51"/>
      <text:list xml:id="list173125735413425" text:continue-numbering="true" text:style-name="WWNum1">
        <text:list-item>
          <text:p text:style-name="P26"><text:span text:style-name="T9">Il sistema ricerca e visualizza tutti i vini che soddisfano i parametri inseriti </text:span><text:span text:style-name="T10">dall'utente. Per</text:span><text:span text:style-name="T9"> ogni vino verranno </text:span><text:span text:style-name="T10">visualizzati</text:span><text:span text:style-name="T9"> i seguenti dati: nome, foto.</text:span></text:p>
        </text:list-item>
      </text:list>
      <text:p text:style-name="P51"/>
      <text:list xml:id="list173125748273670" text:continue-numbering="true" text:style-name="WWNum1">
        <text:list-item>
          <text:p text:style-name="P26"><text:span text:style-name="T9">L'utente sceglie il vino e clicca sul pulsante “aggiungi al carrello”.</text:span></text:p>
        </text:list-item>
      </text:list>
      <text:p text:style-name="P51"/>
      <text:list xml:id="list173125399334514" text:continue-numbering="true" text:style-name="WWNum1">
        <text:list-item>
          <text:p text:style-name="P26"><text:span text:style-name="T9">L’utente clicca su “ordina”.</text:span></text:p>
        </text:list-item>
      </text:list>
      <text:p text:style-name="P52"><text:span text:style-name="T9"/></text:p>
      <text:list xml:id="list173125195953222" text:continue-numbering="true" text:style-name="WWNum1">
        <text:list-item>
          <text:p text:style-name="P26"><text:span text:style-name="T9">Il sistema risponde.</text:span></text:p>
        </text:list-item>
      </text:list>
      <text:p text:style-name="P50"><text:span text:style-name="T9"/></text:p>
      <text:p text:style-name="P9"><text:span text:style-name="T13"><text:s text:c="19"/></text:span></text:p>
      <text:p text:style-name="P9"><text:span text:style-name="T13"><text:tab/></text:span></text:p>
      <text:p text:style-name="P17"/>
      <text:p text:style-name="P15"/>
      <text:p text:style-name="P15"/>
      <text:p text:style-name="P24"><text:span text:style-name="T9"/></text:p>
      <text:list xml:id="list1102244399" text:style-name="WWNum2">
        <text:list-header>
          <text:p text:style-name="P46"><text:span text:style-name="T13"/></text:p>
        </text:list-header>
      </text:list>
      <text:p text:style-name="P10"/>
      <text:p text:style-name="P10"/>
      <text:p text:style-name="P10"/>
      <text:p text:style-name="P10"/>
      <text:p text:style-name="P10"/>
      <text:p text:style-name="P18"><text:span text:style-name="T8"/></text:p>
      <text:p text:style-name="P20"/>
      <text:p text:style-name="P10"/>
      <text:p text:style-name="P10"/>
      <text:p text:style-name="P10"/>
      <text:p text:style-name="P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Franklin Gothic Medium" svg:font-family="'Franklin Gothic Medium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msArrowEnd_20_5" draw:display-name="msArrowEnd 5" svg:viewBox="0 0 300 300" svg:d="M150 0l150 300h-300z"/>
    <draw:stroke-dash draw:name="Dash_20_4" draw:display-name="Dash 4" draw:style="rect" draw:dots2="1" draw:dots2-length="0.071cm" draw:distance="0.071cm"/>
    <draw:stroke-dash draw:name="Dash_20_5" draw:display-name="Dash 5" draw:style="round" draw:dots2="1" draw:dots2-length="35%" draw:distance="35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9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56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83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0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37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64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91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1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46:48.089060413</meta:creation-date>
    <dc:date>2019-04-15T17:31:23.833534363</dc:date>
    <meta:editing-duration>PT11M4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68" meta:word-count="471" meta:character-count="3223" meta:non-whitespace-character-count="2804"/>
  </office:meta>
</office:document-meta>
</file>